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.6">
            <text:p>22.6</text:p>
          </table:table-cell>
          <table:table-cell table:number-columns-repeated="4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21.6">
            <text:p>21.6</text:p>
          </table:table-cell>
          <table:table-cell table:formula="of:=[.B3]-[.B4]" office:value-type="float" office:value="1">
            <text:p>1</text:p>
          </table:table-cell>
          <table:table-cell table:formula="of:=(4.185*7500*[.C4])/30" office:value-type="float" office:value="1046.25">
            <text:p>1046.2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.5">
            <text:p>20.5</text:p>
          </table:table-cell>
          <table:table-cell table:formula="of:=[.B4]-[.B5]" office:value-type="float" office:value="1.1">
            <text:p>1.1</text:p>
          </table:table-cell>
          <table:table-cell table:formula="of:=(4.185*7500*[.C5])/30" office:value-type="float" office:value="1150.875">
            <text:p>1150.875</text:p>
          </table:table-cell>
          <table:table-cell/>
          <table:table-cell office:value-type="string">
            <text:p>Avg temp drop pr min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9.2">
            <text:p>19.2</text:p>
          </table:table-cell>
          <table:table-cell table:formula="of:=[.B5]-[.B6]" office:value-type="float" office:value="1.3">
            <text:p>1.3</text:p>
          </table:table-cell>
          <table:table-cell table:formula="of:=(4.185*7500*[.C6])/30" office:value-type="float" office:value="1360.125">
            <text:p>1360.125</text:p>
          </table:table-cell>
          <table:table-cell/>
          <table:table-cell table:formula="of:=SUM([.C4:.C23])/10" office:value-type="float" office:value="1.62">
            <text:p>1.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.3">
            <text:p>18.3</text:p>
          </table:table-cell>
          <table:table-cell table:formula="of:=[.B6]-[.B7]" office:value-type="float" office:value="0.899999999999999">
            <text:p>0.9</text:p>
          </table:table-cell>
          <table:table-cell table:formula="of:=(4.185*7500*[.C7])/30" office:value-type="float" office:value="941.624999999998">
            <text:p>941.625</text:p>
          </table:table-cell>
          <table:table-cell table:number-columns-repeated="2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7.4">
            <text:p>17.4</text:p>
          </table:table-cell>
          <table:table-cell table:formula="of:=[.B7]-[.B8]" office:value-type="float" office:value="0.900000000000002">
            <text:p>0.9</text:p>
          </table:table-cell>
          <table:table-cell table:formula="of:=(4.185*7500*[.C8])/30" office:value-type="float" office:value="941.625000000002">
            <text:p>941.62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.5">
            <text:p>16.5</text:p>
          </table:table-cell>
          <table:table-cell table:formula="of:=[.B8]-[.B9]" office:value-type="float" office:value="0.899999999999999">
            <text:p>0.9</text:p>
          </table:table-cell>
          <table:table-cell table:formula="of:=(4.185*7500*[.C9])/30" office:value-type="float" office:value="941.624999999998">
            <text:p>941.625</text:p>
          </table:table-cell>
          <table:table-cell table:number-columns-repeated="2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5.6">
            <text:p>15.6</text:p>
          </table:table-cell>
          <table:table-cell table:formula="of:=[.B9]-[.B10]" office:value-type="float" office:value="0.9">
            <text:p>0.9</text:p>
          </table:table-cell>
          <table:table-cell table:formula="of:=(4.185*7500*[.C10])/30" office:value-type="float" office:value="941.625">
            <text:p>941.625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.7">
            <text:p>14.7</text:p>
          </table:table-cell>
          <table:table-cell table:formula="of:=[.B10]-[.B11]" office:value-type="float" office:value="0.9">
            <text:p>0.9</text:p>
          </table:table-cell>
          <table:table-cell table:formula="of:=(4.185*7500*[.C11])/30" office:value-type="float" office:value="941.625">
            <text:p>941.625</text:p>
          </table:table-cell>
          <table:table-cell table:number-columns-repeated="2"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4">
            <text:p>14</text:p>
          </table:table-cell>
          <table:table-cell table:formula="of:=[.B11]-[.B12]" office:value-type="float" office:value="0.699999999999999">
            <text:p>0.7</text:p>
          </table:table-cell>
          <table:table-cell table:formula="of:=(4.185*7500*[.C12])/30" office:value-type="float" office:value="732.374999999999">
            <text:p>732.375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.2">
            <text:p>13.2</text:p>
          </table:table-cell>
          <table:table-cell table:formula="of:=[.B12]-[.B13]" office:value-type="float" office:value="0.800000000000001">
            <text:p>0.8</text:p>
          </table:table-cell>
          <table:table-cell table:formula="of:=(4.185*7500*[.C13])/30" office:value-type="float" office:value="837.000000000001">
            <text:p>837</text:p>
          </table:table-cell>
          <table:table-cell table:number-columns-repeated="2"/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2.4">
            <text:p>12.4</text:p>
          </table:table-cell>
          <table:table-cell table:formula="of:=[.B13]-[.B14]" office:value-type="float" office:value="0.799999999999999">
            <text:p>0.8</text:p>
          </table:table-cell>
          <table:table-cell table:formula="of:=(4.185*7500*[.C14])/30" office:value-type="float" office:value="836.999999999999">
            <text:p>837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.7">
            <text:p>11.7</text:p>
          </table:table-cell>
          <table:table-cell table:formula="of:=[.B14]-[.B15]" office:value-type="float" office:value="0.700000000000001">
            <text:p>0.7</text:p>
          </table:table-cell>
          <table:table-cell table:formula="of:=(4.185*7500*[.C15])/30" office:value-type="float" office:value="732.375000000001">
            <text:p>732.375</text:p>
          </table:table-cell>
          <table:table-cell table:number-columns-repeated="2"/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1">
            <text:p>11</text:p>
          </table:table-cell>
          <table:table-cell table:formula="of:=[.B15]-[.B16]" office:value-type="float" office:value="0.699999999999999">
            <text:p>0.7</text:p>
          </table:table-cell>
          <table:table-cell table:formula="of:=(4.185*7500*[.C16])/30" office:value-type="float" office:value="732.374999999999">
            <text:p>732.375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.3">
            <text:p>10.3</text:p>
          </table:table-cell>
          <table:table-cell table:formula="of:=[.B16]-[.B17]" office:value-type="float" office:value="0.699999999999999">
            <text:p>0.7</text:p>
          </table:table-cell>
          <table:table-cell table:formula="of:=(4.185*7500*[.C17])/30" office:value-type="float" office:value="732.374999999999">
            <text:p>732.375</text:p>
          </table:table-cell>
          <table:table-cell table:number-columns-repeated="2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9.6">
            <text:p>9.6</text:p>
          </table:table-cell>
          <table:table-cell table:formula="of:=[.B17]-[.B18]" office:value-type="float" office:value="0.700000000000001">
            <text:p>0.7</text:p>
          </table:table-cell>
          <table:table-cell table:formula="of:=(4.185*7500*[.C18])/30" office:value-type="float" office:value="732.375000000001">
            <text:p>732.375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B18]-[.B19]" office:value-type="float" office:value="0.6">
            <text:p>0.6</text:p>
          </table:table-cell>
          <table:table-cell table:formula="of:=(4.185*7500*[.C19])/30" office:value-type="float" office:value="627.75">
            <text:p>627.75</text:p>
          </table:table-cell>
          <table:table-cell table:number-columns-repeated="2"/>
        </table:table-row>
        <table:table-row table:style-name="ro1">
          <table:table-cell office:value-type="float" office:value="8.5">
            <text:p>8.5</text:p>
          </table:table-cell>
          <table:table-cell office:value-type="float" office:value="8.2">
            <text:p>8.2</text:p>
          </table:table-cell>
          <table:table-cell table:formula="of:=[.B19]-[.B20]" office:value-type="float" office:value="0.800000000000001">
            <text:p>0.8</text:p>
          </table:table-cell>
          <table:table-cell table:formula="of:=(4.185*7500*[.C20])/30" office:value-type="float" office:value="837.000000000001">
            <text:p>837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.7">
            <text:p>7.7</text:p>
          </table:table-cell>
          <table:table-cell table:formula="of:=[.B20]-[.B21]" office:value-type="float" office:value="0.499999999999999">
            <text:p>0.5</text:p>
          </table:table-cell>
          <table:table-cell table:formula="of:=(4.185*7500*[.C21])/30" office:value-type="float" office:value="523.124999999999">
            <text:p>523.125</text:p>
          </table:table-cell>
          <table:table-cell table:number-columns-repeated="2"/>
        </table:table-row>
        <table:table-row table:style-name="ro1">
          <table:table-cell office:value-type="float" office:value="9.5">
            <text:p>9.5</text:p>
          </table:table-cell>
          <table:table-cell office:value-type="float" office:value="7">
            <text:p>7</text:p>
          </table:table-cell>
          <table:table-cell table:formula="of:=[.B21]-[.B22]" office:value-type="float" office:value="0.7">
            <text:p>0.7</text:p>
          </table:table-cell>
          <table:table-cell table:formula="of:=(4.185*7500*[.C22])/30" office:value-type="float" office:value="732.375">
            <text:p>732.375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.4">
            <text:p>6.4</text:p>
          </table:table-cell>
          <table:table-cell table:formula="of:=[.B22]-[.B23]" office:value-type="float" office:value="0.6">
            <text:p>0.6</text:p>
          </table:table-cell>
          <table:table-cell table:formula="of:=(4.185*7500*[.C23])/30" office:value-type="float" office:value="627.75">
            <text:p>627.7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11 09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12 0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12 59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13 5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14 5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5 57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17 23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1">
          <table:table-cell office:value-type="string">
            <text:p>bund</text:p>
          </table:table-cell>
          <table:table-cell office:value-type="float" office:value="-1.7">
            <text:p>-1.7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8">11/08/2011</text:date>, <text:time>21:5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08T19:54:32</meta:creation-date>
    <dc:date>2011-11-08T21:52:37</dc:date>
    <meta:editing-duration>PT56M50S</meta:editing-duration>
    <meta:editing-cycles>2</meta:editing-cycles>
    <meta:generator>LibreOffice/3.4$Unix LibreOffice_project/340m1$Build-302</meta:generator>
    <meta:document-statistic meta:table-count="3" meta:cell-count="100" meta:object-count="0"/>
  </office:meta>
</office:document-meta>
</file>